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co15" style:family="table-column">
      <style:table-column-properties fo:break-before="auto" style:column-width="7.59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1" style:family="table-cell" style:parent-style-name="Default"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36"/>
    <style:style style:name="ce23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4" style:family="table-cell" style:parent-style-name="Default" style:data-style-name="N0"/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36">
      <style:text-properties fo:font-size="12pt" style:font-size-asian="12pt" style:font-size-complex="12pt"/>
    </style:style>
    <style:style style:name="ce1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19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20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0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20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20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20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8])"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1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3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1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22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22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4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2021-11-04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" table:number-columns-repeated="1021" table:default-cell-style-name="ce19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table:style-name="ce27"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table:style-name="ce27"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table:style-name="ce27"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table:style-name="ce27"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27"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table:style-name="ce27"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table:style-name="ce27"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table:style-name="ce27"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table:style-name="ce27"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table:style-name="ce27"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27"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27"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27"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27"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table:style-name="ce27"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table:style-name="ce27"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table:style-name="ce27"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table:style-name="ce27"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table:style-name="ce27"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table:style-name="ce27"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27"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table:style-name="ce27"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table:style-name="ce27"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table:style-name="ce27"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table:style-name="ce27"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table:style-name="ce27"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table:style-name="ce27"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Walmart – electrical</text:p>
          </table:table-cell>
          <table:table-cell table:style-name="ce27"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Ebay – buttset</text:p>
          </table:table-cell>
          <table:table-cell table:style-name="ce27"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table:style-name="ce27"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27"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27"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table:style-name="ce27"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27"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table:style-name="ce27"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27"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27"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table:style-name="ce27"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table:style-name="ce27"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table:style-name="ce27"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27"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27"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27"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27"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27"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5" table:default-cell-style-name="Default"/>
        <table:table-column table:style-name="co1" table:number-columns-repeated="8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table:style-name="ce22"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 table:number-rows-repeated="5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22" office:value-type="date" office:date-value="2023-01-02" calcext:value-type="date">
            <text:p>2023-01-02</text:p>
          </table:table-cell>
          <table:table-cell office:value-type="float" office:value="0.31" calcext:value-type="float">
            <text:p>0.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22" office:value-type="date" office:date-value="2023-02-02" calcext:value-type="date">
            <text:p>2023-02-02</text:p>
          </table:table-cell>
          <table:table-cell office:value-type="float" office:value="0.32" calcext:value-type="float">
            <text:p>0.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22" office:value-type="date" office:date-value="2023-03-02" calcext:value-type="date">
            <text:p>2023-03-02</text:p>
          </table:table-cell>
          <table:table-cell office:value-type="float" office:value="0.26" calcext:value-type="float">
            <text:p>0.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22" office:value-type="date" office:date-value="2023-04-02" calcext:value-type="date">
            <text:p>2023-04-02</text:p>
          </table:table-cell>
          <table:table-cell office:value-type="float" office:value="0.26" calcext:value-type="float">
            <text:p>0.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22" office:value-type="date" office:date-value="2023-05-02" calcext:value-type="date">
            <text:p>2023-05-02</text:p>
          </table:table-cell>
          <table:table-cell office:value-type="float" office:value="0.23" calcext:value-type="float">
            <text:p>0.2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table:style-name="ce22"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table:style-name="ce22"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table:style-name="ce22"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table:style-name="ce22"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/>
          <table:table-cell table:style-name="ce22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table:style-name="ce22"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table:style-name="ce22"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 table:number-rows-repeated="7">
          <table:table-cell table:number-columns-repeated="9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table:style-name="ce22"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table:style-name="ce22"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table:style-name="ce22"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table:style-name="ce22"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 table:number-rows-repeated="4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table:style-name="ce22"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table:style-name="ce22"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table:style-name="ce22"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table:style-name="ce22"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table:style-name="ce22"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table:style-name="ce10"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float" office:value="2023" calcext:value-type="float">
            <text:p>2023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float" office:value="2023" calcext:value-type="float">
            <text:p>2023</text:p>
          </table:table-cell>
          <table:table-cell table:number-columns-repeated="5"/>
          <table:table-cell office:value-type="string" calcext:value-type="string">
            <text:p>Karl, Jason, Elijah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float" office:value="2023" calcext:value-type="float">
            <text:p>202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float" office:value="2023" calcext:value-type="float">
            <text:p>202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5:.C63])" office:value-type="float" office:value="359.43" calcext:value-type="float">
            <text:p>359.4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4T16:17:58.099086559</dc:date>
    <meta:editing-duration>P3DT19H36M47S</meta:editing-duration>
    <meta:editing-cycles>535</meta:editing-cycles>
    <meta:generator>LibreOffice/7.3.7.2$Linux_X86_64 LibreOffice_project/30$Build-2</meta:generator>
    <meta:document-statistic meta:table-count="9" meta:cell-count="1950" meta:object-count="0"/>
  </office:meta>
</office:document-meta>
</file>